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IN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C2]*[.D2]" office:value-type="float" office:value="900" calcext:value-type="float">
            <text:p>9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+[.G2]/[.$G$5]*[.H2]" office:value-type="float" office:value="2.45454545454545" calcext:value-type="float">
            <text:p>2.45454545454545</text:p>
          </table:table-cell>
        </table:table-row>
        <table:table-row table:style-name="ro1">
          <table:table-cell table:formula="of:=+[.A2]+1" office:value-type="date" office:date-value="2024-01-02" calcext:value-type="date">
            <text:p>01/02/24</text:p>
          </table:table-cell>
          <table:table-cell office:value-type="string" calcext:value-type="string">
            <text:p>OUT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table:formula="of:=[.C3]*[.D3]" office:value-type="float" office:value="-270" calcext:value-type="float">
            <text:p>-27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+[.G3]/[.$G$5]*[.H3]" office:value-type="float" office:value="1.81818181818182" calcext:value-type="float">
            <text:p>1.81818181818182</text:p>
          </table:table-cell>
        </table:table-row>
        <table:table-row table:style-name="ro1">
          <table:table-cell table:formula="of:=+[.A3]+1" office:value-type="date" office:date-value="2024-01-03" calcext:value-type="date">
            <text:p>01/03/24</text:p>
          </table:table-cell>
          <table:table-cell office:value-type="string" calcext:value-type="string">
            <text:p>OUT</text:p>
          </table:table-cell>
          <table:table-cell office:value-type="float" office:value="-40" calcext:value-type="float">
            <text:p>-40</text:p>
          </table:table-cell>
          <table:table-cell office:value-type="float" office:value="9" calcext:value-type="float">
            <text:p>9</text:p>
          </table:table-cell>
          <table:table-cell table:formula="of:=[.C4]*[.D4]" office:value-type="float" office:value="-360" calcext:value-type="float">
            <text:p>-3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+[.G4]/[.$G$5]*[.H4]" office:value-type="float" office:value="6" calcext:value-type="float">
            <text:p>6</text:p>
          </table:table-cell>
        </table:table-row>
        <table:table-row table:style-name="ro1">
          <table:table-cell table:formula="of:=+[.A4]+1" office:value-type="date" office:date-value="2024-01-04" calcext:value-type="date">
            <text:p>01/04/24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C5]*[.D5]" office:value-type="float" office:value="200" calcext:value-type="float">
            <text:p>200</text:p>
          </table:table-cell>
          <table:table-cell/>
          <table:table-cell table:formula="of:=SUM([.G2:.G4])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formula="of:=+[.A5]+1" office:value-type="date" office:date-value="2024-01-05" calcext:value-type="date">
            <text:p>01/05/24</text:p>
          </table:table-cell>
          <table:table-cell office:value-type="string" calcext:value-type="string">
            <text:p>IN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C6]*[.D6]"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SUM([.C2:.C6])" office:value-type="float" office:value="110" calcext:value-type="float">
            <text:p>110</text:p>
          </table:table-cell>
          <table:table-cell table:formula="of:=+[.E7]/[.C7]" office:value-type="float" office:value="10.2727272727273" calcext:value-type="float">
            <text:p>10.2727272727273</text:p>
          </table:table-cell>
          <table:table-cell table:formula="of:=SUM([.E2:.E6])"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table:formula="of:=+[.A6]+1" office:value-type="date" office:date-value="2024-01-06" calcext:value-type="date">
            <text:p>01/06/24</text:p>
          </table:table-cell>
          <table:table-cell office:value-type="string" calcext:value-type="string">
            <text:p>OUT</text:p>
          </table:table-cell>
          <table:table-cell office:value-type="float" office:value="-70" calcext:value-type="float">
            <text:p>-70</text:p>
          </table:table-cell>
          <table:table-cell table:formula="of:=+[.D7]" office:value-type="float" office:value="10.2727272727273" calcext:value-type="float">
            <text:p>10.2727272727273</text:p>
          </table:table-cell>
          <table:table-cell table:formula="of:=[.C8]*[.D8]" office:value-type="float" office:value="-719.090909090909" calcext:value-type="float">
            <text:p>-719.090909090909</text:p>
          </table:table-cell>
          <table:table-cell table:number-columns-repeated="4"/>
        </table:table-row>
        <table:table-row table:style-name="ro1">
          <table:table-cell table:formula="of:=+[.A8]+1" office:value-type="date" office:date-value="2024-01-07" calcext:value-type="date">
            <text:p>01/07/24</text:p>
          </table:table-cell>
          <table:table-cell office:value-type="string" calcext:value-type="string">
            <text:p>OUT</text:p>
          </table:table-cell>
          <table:table-cell office:value-type="float" office:value="-10" calcext:value-type="float">
            <text:p>-10</text:p>
          </table:table-cell>
          <table:table-cell table:formula="of:=+[.D8]" office:value-type="float" office:value="10.2727272727273" calcext:value-type="float">
            <text:p>10.2727272727273</text:p>
          </table:table-cell>
          <table:table-cell table:formula="of:=[.C9]*[.D9]" office:value-type="float" office:value="-102.727272727273" calcext:value-type="float">
            <text:p>-102.727272727273</text:p>
          </table:table-cell>
          <table:table-cell table:number-columns-repeated="4"/>
        </table:table-row>
        <table:table-row table:style-name="ro1">
          <table:table-cell table:formula="of:=+[.A9]+1" office:value-type="date" office:date-value="2024-01-08" calcext:value-type="date">
            <text:p>01/08/24</text:p>
          </table:table-cell>
          <table:table-cell office:value-type="string" calcext:value-type="string">
            <text:p>IN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[.C10]*[.D10]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SUM([.C7:.C10])" office:value-type="float" office:value="80" calcext:value-type="float">
            <text:p>80</text:p>
          </table:table-cell>
          <table:table-cell table:formula="of:=+[.E11]/[.C11]" office:value-type="float" office:value="9.47727272727273" calcext:value-type="float">
            <text:p>9.47727272727273</text:p>
          </table:table-cell>
          <table:table-cell table:formula="of:=SUM([.E7:.E10])" office:value-type="float" office:value="758.181818181818" calcext:value-type="float">
            <text:p>758.181818181818</text:p>
          </table:table-cell>
          <table:table-cell table:number-columns-repeated="4"/>
        </table:table-row>
        <table:table-row table:style-name="ro1">
          <table:table-cell table:formula="of:=+[.A10]+1" office:value-type="date" office:date-value="2024-01-09" calcext:value-type="date">
            <text:p>01/09/24</text:p>
          </table:table-cell>
          <table:table-cell office:value-type="string" calcext:value-type="string">
            <text:p>OUT</text:p>
          </table:table-cell>
          <table:table-cell office:value-type="float" office:value="-30" calcext:value-type="float">
            <text:p>-30</text:p>
          </table:table-cell>
          <table:table-cell table:formula="of:=+[.D11]" office:value-type="float" office:value="9.47727272727273" calcext:value-type="float">
            <text:p>9.47727272727273</text:p>
          </table:table-cell>
          <table:table-cell table:formula="of:=[.C12]*[.D12]" office:value-type="float" office:value="-284.318181818182" calcext:value-type="float">
            <text:p>-284.318181818182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IN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C2]*[.D2]" office:value-type="float" office:value="900" calcext:value-type="float">
            <text:p>900</text:p>
          </table:table-cell>
        </table:table-row>
        <table:table-row table:style-name="ro1">
          <table:table-cell table:formula="of:=+[.A2]+1" office:value-type="date" office:date-value="2024-01-02" calcext:value-type="date">
            <text:p>01/02/24</text:p>
          </table:table-cell>
          <table:table-cell office:value-type="string" calcext:value-type="string">
            <text:p>OUT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table:formula="of:=[.C3]*[.D3]" office:value-type="float" office:value="-270" calcext:value-type="float">
            <text:p>-270</text:p>
          </table:table-cell>
        </table:table-row>
        <table:table-row table:style-name="ro1">
          <table:table-cell table:formula="of:=+[.A3]+1" office:value-type="date" office:date-value="2024-01-03" calcext:value-type="date">
            <text:p>01/03/24</text:p>
          </table:table-cell>
          <table:table-cell office:value-type="string" calcext:value-type="string">
            <text:p>OUT</text:p>
          </table:table-cell>
          <table:table-cell office:value-type="float" office:value="-40" calcext:value-type="float">
            <text:p>-40</text:p>
          </table:table-cell>
          <table:table-cell office:value-type="float" office:value="9" calcext:value-type="float">
            <text:p>9</text:p>
          </table:table-cell>
          <table:table-cell table:formula="of:=[.C4]*[.D4]" office:value-type="float" office:value="-360" calcext:value-type="float">
            <text:p>-360</text:p>
          </table:table-cell>
        </table:table-row>
        <table:table-row table:style-name="ro1">
          <table:table-cell table:formula="of:=+[.A4]+1" office:value-type="date" office:date-value="2024-01-04" calcext:value-type="date">
            <text:p>01/04/24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C5]*[.D5]" office:value-type="float" office:value="200" calcext:value-type="float">
            <text:p>200</text:p>
          </table:table-cell>
        </table:table-row>
        <table:table-row table:style-name="ro1">
          <table:table-cell table:formula="of:=+[.A5]+1" office:value-type="date" office:date-value="2024-01-05" calcext:value-type="date">
            <text:p>01/05/24</text:p>
          </table:table-cell>
          <table:table-cell office:value-type="string" calcext:value-type="string">
            <text:p>IN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C6]*[.D6]" office:value-type="float" office:value="660" calcext:value-type="float">
            <text:p>660</text:p>
          </table:table-cell>
        </table:table-row>
        <table:table-row table:style-name="ro1">
          <table:table-cell table:formula="of:=+[.A6]+1" office:value-type="date" office:date-value="2024-01-06" calcext:value-type="date">
            <text:p>01/06/24</text:p>
          </table:table-cell>
          <table:table-cell office:value-type="string" calcext:value-type="string">
            <text:p>OUT</text:p>
          </table:table-cell>
          <table:table-cell office:value-type="float" office:value="-70" calcext:value-type="float">
            <text:p>-70</text:p>
          </table:table-cell>
          <table:table-cell table:formula="of:=SUM([.$E$2:.E6])/SUM([.$C$2:.C6])" office:value-type="float" office:value="10.2727272727273" calcext:value-type="float">
            <text:p>10.2727272727273</text:p>
          </table:table-cell>
          <table:table-cell table:formula="of:=[.C7]*[.D7]" office:value-type="float" office:value="-719.090909090909" calcext:value-type="float">
            <text:p>-719.090909090909</text:p>
          </table:table-cell>
        </table:table-row>
        <table:table-row table:style-name="ro1">
          <table:table-cell table:formula="of:=+[.A7]+1" office:value-type="date" office:date-value="2024-01-07" calcext:value-type="date">
            <text:p>01/07/24</text:p>
          </table:table-cell>
          <table:table-cell office:value-type="string" calcext:value-type="string">
            <text:p>OUT</text:p>
          </table:table-cell>
          <table:table-cell office:value-type="float" office:value="-10" calcext:value-type="float">
            <text:p>-10</text:p>
          </table:table-cell>
          <table:table-cell table:formula="of:=SUM([.$E$2:.E7])/SUM([.$C$2:.C7])" office:value-type="float" office:value="10.2727272727273" calcext:value-type="float">
            <text:p>10.2727272727273</text:p>
          </table:table-cell>
          <table:table-cell table:formula="of:=[.C8]*[.D8]" office:value-type="float" office:value="-102.727272727273" calcext:value-type="float">
            <text:p>-102.727272727273</text:p>
          </table:table-cell>
        </table:table-row>
        <table:table-row table:style-name="ro1">
          <table:table-cell table:formula="of:=+[.A8]+1" office:value-type="date" office:date-value="2024-01-08" calcext:value-type="date">
            <text:p>01/08/24</text:p>
          </table:table-cell>
          <table:table-cell office:value-type="string" calcext:value-type="string">
            <text:p>IN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[.C9]*[.D9]" office:value-type="float" office:value="450" calcext:value-type="float">
            <text:p>450</text:p>
          </table:table-cell>
        </table:table-row>
        <table:table-row table:style-name="ro1">
          <table:table-cell table:formula="of:=+[.A9]+1" office:value-type="date" office:date-value="2024-01-09" calcext:value-type="date">
            <text:p>01/09/24</text:p>
          </table:table-cell>
          <table:table-cell office:value-type="string" calcext:value-type="string">
            <text:p>OUT</text:p>
          </table:table-cell>
          <table:table-cell office:value-type="float" office:value="-30" calcext:value-type="float">
            <text:p>-30</text:p>
          </table:table-cell>
          <table:table-cell table:formula="of:=SUM([.$E$2:.E9])/SUM([.$C$2:.C9])" office:value-type="float" office:value="9.47727272727273" calcext:value-type="float">
            <text:p>9.47727272727273</text:p>
          </table:table-cell>
          <table:table-cell table:formula="of:=[.C10]*[.D10]" office:value-type="float" office:value="-284.318181818182" calcext:value-type="float">
            <text:p>-284.318181818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21:35:23.976897062</meta:creation-date>
    <dc:date>2023-10-22T21:53:24.449617002</dc:date>
    <meta:editing-duration>PT18M</meta:editing-duration>
    <meta:editing-cycles>1</meta:editing-cycles>
    <meta:document-statistic meta:table-count="2" meta:cell-count="116" meta:object-count="0"/>
    <meta:generator>LibreOffice/7.5.7.1$Linux_X86_64 LibreOffice_project/50$Build-1</meta:generator>
  </office:meta>
</office:document-meta>
</file>